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55bdb" officeooo:paragraph-rsid="00255bdb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db1d9" officeooo:paragraph-rsid="002db1d9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b1d9" officeooo:paragraph-rsid="002db1d9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4c467b" officeooo:paragraph-rsid="004c467b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4c467b"/>
    </style:style>
    <style:style style:name="P8" style:family="paragraph" style:parent-style-name="Standard">
      <style:text-properties officeooo:paragraph-rsid="004c467b"/>
    </style:style>
    <style:style style:name="P9" style:family="paragraph" style:parent-style-name="Standard" style:list-style-name="L3">
      <style:paragraph-properties fo:text-align="justify" style:justify-single-word="false"/>
      <style:text-properties officeooo:paragraph-rsid="004c467b"/>
    </style:style>
    <style:style style:name="P10" style:family="paragraph" style:parent-style-name="Standard">
      <style:paragraph-properties fo:text-align="justify" style:justify-single-word="false"/>
      <style:text-properties officeooo:paragraph-rsid="004c467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bdb"/>
    </style:style>
    <style:style style:name="T3" style:family="text">
      <style:text-properties fo:language="en" fo:country="US" officeooo:rsid="004c467b"/>
    </style:style>
    <style:style style:name="T4" style:family="text">
      <style:text-properties officeooo:rsid="004c467b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Historia do poste</text:p>
      <text:p text:style-name="P4"><text:s text:c="8"/>- Tecnologia de um poste</text:p>
      <text:p text:style-name="P4">- Tecnologias de lampadas</text:p>
      <text:p text:style-name="P4">- Consumos</text:p>
      <text:p text:style-name="P5">- Custos associados</text:p>
      <text:p text:style-name="P3"><text:span text:style-name="T2">L</text:span><text:span text:style-name="T1">umen – (lm) measure of the total amount of visible light from a light source</text:span></text:p>
      <text:p text:style-name="P2">Lumens per Watt (lm/W) useful way to measure the efficacy of lighting products</text:p>
      <text:p text:style-name="P1">Gas-discharge lamps: family of artificial light sources that generate light by sending an electric discharge through an ionized gas</text:p>
      <text:p text:style-name="P6"/>
      <text:p text:style-name="P6">Como visto anteriormente, o sistema é dividido em dois subsistemas: o local system e o monitoring device, sendo as suas arquiteturas de software divididas em 3 camadas:</text:p>
      <text:list xml:id="list2226350410" text:style-name="L3">
        <text:list-item>
          <text:p text:style-name="P9"><text:span text:style-name="T4">T</text:span>he Operating System layer, which is comp<text:span text:style-name="T4">osed</text:span> by the Operating System drivers and Board Support Packages;</text:p>
        </text:list-item>
        <text:list-item>
          <text:p text:style-name="P9">The Middleware layer, which includes software for abstracting the lower level <text:span text:style-name="T4">layer </text:span>packages and streamlining the development of complex algorithms; </text:p>
        </text:list-item>
        <text:list-item>
          <text:p text:style-name="P9">The Application layer, where the core functionality of the program is built, with <text:span text:style-name="T3">resource to the API’s in the lower level layers. </text:span></text:p>
        </text:list-item>
      </text:list>
      <text:p text:style-name="P10"><text:span text:style-name="T3"/></text:p>
      <text:p text:style-name="P8"><text:span text:style-name="T3">Operating System, Middleware, . Relativamente ao local system, as 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1-03T10:12:34.603018096</dc:date>
    <meta:editing-duration>PT54M1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61" meta:character-count="1013" meta:non-whitespace-character-count="856"/>
  </office:meta>
</office:document-meta>
</file>